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number-columns-repeated="2" table:default-cell-style-name="ce6"/>
        <table:table-column table:style-name="co2" table:default-cell-style-name="ce21"/>
        <table:table-column table:style-name="co2" table:number-columns-repeated="3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Cronograma de Atividades</text:p>
          </table:table-cell>
          <table:covered-table-cell table:number-columns-repeated="7" table:style-name="ce8"/>
        </table:table-row>
        <table:table-row table:style-name="ro2">
          <table:table-cell table:style-name="ce3" office:value-type="string" calcext:value-type="string" table:number-columns-spanned="1" table:number-rows-spanned="2">
            <text:p>Atividades</text:p>
          </table:table-cell>
          <table:table-cell table:style-name="ce3" office:value-type="string" calcext:value-type="string" table:number-columns-spanned="2" table:number-rows-spanned="1">
            <text:p>Datas</text:p>
          </table:table-cell>
          <table:covered-table-cell table:style-name="ce8"/>
          <table:table-cell table:style-name="ce3" office:value-type="string" calcext:value-type="string" table:number-columns-spanned="5" table:number-rows-spanned="2">
            <text:p>Processos</text:p>
          </table:table-cell>
          <table:covered-table-cell table:number-columns-repeated="4" table:style-name="ce8"/>
        </table:table-row>
        <table:table-row table:style-name="ro2">
          <table:covered-table-cell/>
          <table:table-cell table:style-name="ce8" office:value-type="string" calcext:value-type="string">
            <text:p>Início</text:p>
          </table:table-cell>
          <table:table-cell table:style-name="ce8" office:value-type="string" calcext:value-type="string">
            <text:p>Fim</text:p>
          </table:table-cell>
          <table:covered-table-cell table:number-columns-repeated="5" table:style-name="ce8"/>
        </table:table-row>
        <table:table-row table:style-name="ro2">
          <table:table-cell table:style-name="ce4" office:value-type="string" calcext:value-type="string">
            <text:p>Definição dos Requisito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04" calcext:value-type="date">
            <text:p>04/09/19</text:p>
          </table:table-cell>
          <table:table-cell table:style-name="ce7"/>
          <table:table-cell table:style-name="ce10" table:number-columns-repeated="3"/>
          <table:table-cell table:style-name="ce12"/>
        </table:table-row>
        <table:table-row table:style-name="ro2">
          <table:table-cell office:value-type="string" calcext:value-type="string">
            <text:p><text:s text:c="6"/>Documentação dos Requisitos funcionai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Combinar entrevista com o Cícero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Análise de Requisitos </text:p>
          </table:table-cell>
          <table:table-cell office:value-type="date" office:date-value="2019-09-04" calcext:value-type="date">
            <text:p>04/09/19</text:p>
          </table:table-cell>
          <table:table-cell office:value-type="date" office:date-value="2019-09-05" calcext:value-type="date">
            <text:p>0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Protótipo das tela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Organização dos Requisitos (ordem de prioridade)</text:p>
          </table:table-cell>
          <table:table-cell office:value-type="date" office:date-value="2019-09-04" calcext:value-type="date">
            <text:p>04/09/19</text:p>
          </table:table-cell>
          <table:table-cell office:value-type="date" office:date-value="2019-09-12" calcext:value-type="date">
            <text:p>12/09/1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senvolvimento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<text:s text:c="6"/>Banco de Dados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<text:s text:c="12"/>Classe DTO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2"/>Tabela de iten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cliente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empréstimo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usuário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            <text:span text:style-name="T1">Métodos de acesso</text:span>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<text:s text:c="19"/>Classe DAL 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9"/>Acesso e alteração de iten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cliente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empréstimo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9"/>Acesso e alteração de usuário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João Simão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<text:s text:c="7"/>Interface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<text:span text:style-name="T2"> </text:span><text:span text:style-name="T3">            Classe UI</text:span>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5" office:value-type="string" calcext:value-type="string">
            <text:p><text:s text:c="13"/>Tela de Login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Tela Home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Planilha de empréstimo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rir Planilha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Salvar o arquivo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cadastros <text:s/>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juda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out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abrir recentes (direto no arquivo de backup)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20"/>Opção de visualização de Tabela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office:value-type="string" calcext:value-type="string">
            <text:p>João Pedro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Telas de cadastro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9"/>Cadastro de usuário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9"/>Cadastro de iten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9"/>Cadastro de clientes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3"/>Tela de novo empréstimo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3"/>Tela de about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13"/>Tela de ajuda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5" calcext:value-type="date">
            <text:p>15/09/1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<text:s text:c="9"/>Operações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<text:s text:c="13"/>Classe BLL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Gerar um formulário .pdf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Contar o prazo de empréstimo(15 dias)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Enviar notificaçoes de empréstimos em atraso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Salvar as planilhas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Salvar o arquivo de banco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Manter o Login</text:p>
          </table:table-cell>
          <table:table-cell office:value-type="date" office:date-value="2019-09-03" calcext:value-type="date">
            <text:p>03/09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Manter um arquivo de backup </text:p>
          </table:table-cell>
          <table:table-cell table:style-name="Default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<text:s text:c="13"/>Enviar recuperação de senha para o e-mail do usuário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<text:s text:c="13"/>Contabilização de valore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Organização de itens iguai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duplicado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incorretamente cadastrados</text:p>
          </table:table-cell>
          <table:table-cell office:value-type="date" office:date-value="2019-08-29" calcext:value-type="date">
            <text:p>29/08/19</text:p>
          </table:table-cell>
          <table:table-cell office:value-type="date" office:date-value="2019-09-13" calcext:value-type="date">
            <text:p>13/09/19</text:p>
          </table:table-cell>
          <table:table-cell table:style-name="ce22" office:value-type="string" calcext:value-type="string">
            <text:p>Igor</text:p>
          </table:table-cell>
          <table:table-cell table:style-name="ce11" table:number-columns-repeated="3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pt" fo:country="B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23:54:01.7332233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1:44:31.967834860</meta:creation-date>
    <dc:date>2019-09-10T23:56:03.964917239</dc:date>
    <meta:editing-duration>PT1H9M48S</meta:editing-duration>
    <meta:editing-cycles>7</meta:editing-cycles>
    <meta:generator>LibreOffice/6.3.0.4$Linux_X86_64 LibreOffice_project/30$Build-4</meta:generator>
    <meta:document-statistic meta:table-count="1" meta:cell-count="156" meta:object-count="0"/>
  </office:meta>
</office:document-meta>
</file>